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size="22pt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size="14pt" style:text-underline-style="none" fo:font-weight="normal" style:font-weight-asian="normal" style:font-weight-complex="normal"/>
    </style:style>
    <style:style style:name="P4" style:family="paragraph" style:parent-style-name="Standard">
      <style:paragraph-properties fo:break-before="page"/>
      <style:text-properties fo:font-size="22pt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/>
    </style:style>
    <style:style style:name="P6" style:family="paragraph" style:parent-style-name="Text_20_body" style:list-style-name="L1"/>
    <style:style style:name="P7" style:family="paragraph" style:parent-style-name="Text_20_body">
      <style:text-properties fo:font-size="14pt" style:text-underline-style="none" fo:font-weight="normal" style:font-weight-asian="normal" style:font-weight-complex="normal"/>
    </style:style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P9" style:family="paragraph" style:parent-style-name="Heading_20_1">
      <style:text-properties fo:font-size="30pt" style:text-underline-style="solid" style:text-underline-width="auto" style:text-underline-color="font-color" style:font-size-asian="24pt" style:font-size-complex="24pt"/>
    </style:style>
    <style:style style:name="T1" style:family="text">
      <style:text-properties officeooo:rsid="00209c0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Iptables</text:h>
      <text:p text:style-name="P1"/>
      <text:p text:style-name="P1">-<text:span text:style-name="T1">what </text:span></text:p>
      <text:p text:style-name="P1"/>
      <text:p text:style-name="P5">Iptable is the built-in linux firewall which includes some conditions, known as <text:span text:style-name="Strong_20_Emphasis">rules</text:span>, according to which the traffic is allowed on the machine. It monitors the incoming and outgoing traffic and filter it according to the specified rules. </text:p>
      <text:p text:style-name="Text_20_body">The incoming and outgoing data is transferred in the form of packets. Linux provide an interface to filter these packets. Here, Iptables comes into picture, which is a command line tool to set-up and configure the firewall. <text:span text:style-name="Strong_20_Emphasis">Iptables</text:span> contain <text:span text:style-name="Strong_20_Emphasis">tables</text:span> to filter packets. These tables contain multiple <text:span text:style-name="Strong_20_Emphasis">chains</text:span> which are nothing, but the set of <text:span text:style-name="Strong_20_Emphasis">rules</text:span>. </text:p>
      <text:p text:style-name="P1"/>
      <text:p text:style-name="P4">-<text:span text:style-name="T1">Rules</text:span></text:p>
      <text:p text:style-name="P2"/>
      <text:p text:style-name="P7">The rules defines what to do with the packet if it matches any defined rule. If the rule is matched, it defines a <text:span text:style-name="Strong_20_Emphasis">target</text:span> which can be another chain, or some special values mentioned below:</text:p>
      <text:list xml:id="list4264182702" text:style-name="L1">
        <text:list-item>
          <text:p text:style-name="P8"><text:span text:style-name="Strong_20_Emphasis">ACCEPT:</text:span> It means that the packet is allowed to pass through the firewall.</text:p>
        </text:list-item>
        <text:list-item>
          <text:p text:style-name="P8"><text:span text:style-name="Strong_20_Emphasis">DROP:</text:span> It means that the packet is not allowed to pass through the firewall.</text:p>
        </text:list-item>
        <text:list-item>
          <text:p text:style-name="P6"><text:span text:style-name="Strong_20_Emphasis">RETURN:</text:span> It means to skip the current rule and jump back to the chain from which it was called.</text:p>
        </text:list-item>
      </text:list>
      <text:p text:style-name="Text_20_body">There are 5 built-in tables in iptables namely <text:span text:style-name="Strong_20_Emphasis">filter, nat, mangle, raw, security</text:span>. For this tutorial, we are going to work only with the default table of iptables which is <text:span text:style-name="Strong_20_Emphasis">filter</text:span>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7:42:25.917823623</meta:creation-date>
    <dc:date>2020-03-22T18:30:33.413119037</dc:date>
    <meta:editing-duration>PT27M7S</meta:editing-duration>
    <meta:editing-cycles>1</meta:editing-cycles>
    <meta:document-statistic meta:table-count="0" meta:image-count="0" meta:object-count="0" meta:page-count="2" meta:paragraph-count="10" meta:word-count="212" meta:character-count="1217" meta:non-whitespace-character-count="1014"/>
    <meta:generator>LibreOffice/6.0.7.3$Linux_X86_64 LibreOffice_project/00m0$Build-3</meta:generator>
  </office:meta>
</office:document-meta>
</file>